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461cm" table:align="margins"/>
    </style:style>
    <style:style style:name="Tableau1.A" style:family="table-column">
      <style:table-column-properties style:column-width="6.154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2" style:family="paragraph" style:parent-style-name="Standard">
      <style:text-properties style:text-underline-style="solid" style:text-underline-width="auto" style:text-underline-color="font-color" officeooo:rsid="001d83e4" officeooo:paragraph-rsid="0046bfd9"/>
    </style:style>
    <style:style style:name="P3" style:family="paragraph" style:parent-style-name="Standard">
      <style:text-properties style:text-underline-style="solid" style:text-underline-width="auto" style:text-underline-color="font-color" officeooo:rsid="001d83e4" officeooo:paragraph-rsid="003698d1"/>
    </style:style>
    <style:style style:name="P4" style:family="paragraph" style:parent-style-name="Standard">
      <style:text-properties style:text-underline-style="solid" style:text-underline-width="auto" style:text-underline-color="font-color" officeooo:rsid="001d83e4" officeooo:paragraph-rsid="0046cb9c"/>
    </style:style>
    <style:style style:name="P5" style:family="paragraph" style:parent-style-name="Standard">
      <style:text-properties style:text-underline-style="solid" style:text-underline-width="auto" style:text-underline-color="font-color" officeooo:rsid="001d83e4" officeooo:paragraph-rsid="0024ad13"/>
    </style:style>
    <style:style style:name="P6" style:family="paragraph" style:parent-style-name="Standard">
      <style:text-properties style:text-underline-style="solid" style:text-underline-width="auto" style:text-underline-color="font-color" officeooo:rsid="001c39ce" officeooo:paragraph-rsid="002bb692"/>
    </style:style>
    <style:style style:name="P7" style:family="paragraph" style:parent-style-name="Standard">
      <style:text-properties style:text-underline-style="solid" style:text-underline-width="auto" style:text-underline-color="font-color" officeooo:rsid="001c39ce" officeooo:paragraph-rsid="0045ba24"/>
    </style:style>
    <style:style style:name="P8" style:family="paragraph" style:parent-style-name="Standard">
      <style:text-properties style:text-underline-style="solid" style:text-underline-width="auto" style:text-underline-color="font-color" officeooo:rsid="001c39ce" officeooo:paragraph-rsid="001c39ce"/>
    </style:style>
    <style:style style:name="P9" style:family="paragraph" style:parent-style-name="Standard">
      <style:text-properties style:text-underline-style="solid" style:text-underline-width="auto" style:text-underline-color="font-color" officeooo:rsid="001c39ce" officeooo:paragraph-rsid="001d83e4"/>
    </style:style>
    <style:style style:name="P10" style:family="paragraph" style:parent-style-name="Standard">
      <style:text-properties fo:color="#000000" style:font-name="Liberation Serif1" fo:font-size="12pt" fo:font-style="normal" style:text-underline-style="none" fo:font-weight="normal" officeooo:rsid="002bb692" officeooo:paragraph-rsid="002bb69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1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46bfd9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12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46bfd9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3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3698d1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4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267012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5" style:family="paragraph" style:parent-style-name="Standard">
      <style:text-properties fo:color="#000000" style:font-name="Liberation Serif1" fo:font-size="12pt" fo:font-style="normal" style:text-underline-style="none" fo:font-weight="bold" officeooo:rsid="001f2665" officeooo:paragraph-rsid="0046cb9c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6" style:family="paragraph" style:parent-style-name="Standard">
      <style:text-properties fo:color="#000000" style:font-name="Liberation Serif1" fo:font-size="12pt" fo:font-style="normal" style:text-underline-style="none" officeooo:rsid="001d83e4" officeooo:paragraph-rsid="003698d1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7" style:family="paragraph" style:parent-style-name="Standard">
      <style:text-properties fo:color="#000000" style:font-name="Liberation Serif1" fo:font-size="12pt" fo:font-style="normal" style:text-underline-style="none" officeooo:rsid="001d83e4" officeooo:paragraph-rsid="0046bfd9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8" style:family="paragraph" style:parent-style-name="Standard">
      <style:text-properties fo:color="#000000" style:font-name="Liberation Serif1" fo:font-size="12pt" fo:font-style="normal" style:text-underline-style="none" officeooo:rsid="001d83e4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9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3698d1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0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46bfd9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1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2" style:family="paragraph" style:parent-style-name="Standard">
      <style:text-properties fo:color="#000000" fo:font-size="12pt" fo:font-style="normal" style:text-underline-style="none" fo:font-weight="bold" officeooo:rsid="001f2665" officeooo:paragraph-rsid="003698d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000000" fo:font-size="12pt" fo:font-style="normal" style:text-underline-style="none" fo:font-weight="bold" officeooo:rsid="001f2665" officeooo:paragraph-rsid="0024ad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fo:font-size="12pt" fo:font-style="normal" style:text-underline-style="none" fo:font-weight="bold" officeooo:rsid="004229e1" officeooo:paragraph-rsid="004229e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fo:font-size="12pt" fo:font-style="normal" style:text-underline-style="none" fo:font-weight="bold" officeooo:rsid="00247545" officeooo:paragraph-rsid="0046bfd9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0000" fo:font-size="12pt" fo:font-style="normal" style:text-underline-style="none" fo:font-weight="normal" officeooo:rsid="00424cf3" officeooo:paragraph-rsid="00424cf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fo:font-size="12pt" fo:font-style="normal" style:text-underline-style="none" fo:font-weight="normal" officeooo:rsid="0045ba24" officeooo:paragraph-rsid="0045ba2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fo:font-size="12pt" fo:font-style="normal" style:text-underline-style="none" fo:font-weight="normal" officeooo:rsid="004055a7" officeooo:paragraph-rsid="0045ba2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fo:font-size="12pt" fo:font-style="normal" style:text-underline-style="none" fo:font-weight="normal" officeooo:rsid="0046bfd9" officeooo:paragraph-rsid="0046bfd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fo:font-size="12pt" fo:font-style="normal" style:text-underline-style="none" fo:font-weight="normal" officeooo:rsid="00247545" officeooo:paragraph-rsid="0046bfd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fo:font-size="12pt" fo:font-style="normal" style:text-underline-style="none" fo:font-weight="normal" officeooo:rsid="002bb692" officeooo:paragraph-rsid="002bb69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fo:font-size="12pt" fo:font-style="normal" style:text-underline-style="none" officeooo:rsid="0021987d" officeooo:paragraph-rsid="0021987d" fo:background-color="transparent" style:font-size-asian="10.5pt" style:font-style-asian="normal" style:font-size-complex="12pt" style:font-style-complex="normal"/>
    </style:style>
    <style:style style:name="P33" style:family="paragraph" style:parent-style-name="Standard">
      <style:text-properties fo:color="#000000" fo:font-size="12pt" fo:font-style="normal" style:text-underline-style="solid" style:text-underline-width="auto" style:text-underline-color="font-color" fo:font-weight="normal" officeooo:rsid="001c39ce" officeooo:paragraph-rsid="0046bfd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3698d1" fo:background-color="transparent" style:font-size-asian="10.5pt" style:font-style-asian="normal" style:font-size-complex="12pt" style:font-style-complex="normal"/>
    </style:style>
    <style:style style:name="P35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46bfd9" fo:background-color="transparent" style:font-size-asian="10.5pt" style:font-style-asian="normal" style:font-size-complex="12pt" style:font-style-complex="normal"/>
    </style:style>
    <style:style style:name="P36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1987d" fo:background-color="transparent" style:font-size-asian="10.5pt" style:font-style-asian="normal" style:font-size-complex="12pt" style:font-style-complex="normal"/>
    </style:style>
    <style:style style:name="P37" style:family="paragraph" style:parent-style-name="Standard">
      <style:text-properties style:font-name="Liberation Serif1" style:text-underline-style="none" officeooo:rsid="001d83e4" officeooo:paragraph-rsid="003698d1" style:font-name-asian="Liberation Serif1" style:font-name-complex="Liberation Serif1"/>
    </style:style>
    <style:style style:name="P38" style:family="paragraph" style:parent-style-name="Standard">
      <style:text-properties style:font-name="Liberation Serif1" style:text-underline-style="none" officeooo:rsid="0039cfcb" officeooo:paragraph-rsid="0039cfcb" style:font-name-asian="Liberation Serif1" style:font-name-complex="Liberation Serif1"/>
    </style:style>
    <style:style style:name="P39" style:family="paragraph" style:parent-style-name="Standard">
      <style:text-properties style:font-name="Liberation Serif1" style:text-underline-style="none" officeooo:rsid="0039cfcb" officeooo:paragraph-rsid="0046bfd9" style:font-name-asian="Liberation Serif1" style:font-name-complex="Liberation Serif1"/>
    </style:style>
    <style:style style:name="P40" style:family="paragraph" style:parent-style-name="Standard">
      <style:text-properties style:font-name="Liberation Serif1" style:text-underline-style="none" officeooo:rsid="0024ad13" officeooo:paragraph-rsid="0024ad13" style:font-name-asian="Liberation Serif1" style:font-name-complex="Liberation Serif1"/>
    </style:style>
    <style:style style:name="P41" style:family="paragraph" style:parent-style-name="Standard">
      <style:text-properties style:font-name="Liberation Serif1" style:text-underline-style="none" fo:font-weight="bold" officeooo:rsid="00267012" officeooo:paragraph-rsid="003698d1" style:font-name-asian="Liberation Serif1" style:font-weight-asian="bold" style:font-name-complex="Liberation Serif1" style:font-weight-complex="bold"/>
    </style:style>
    <style:style style:name="P42" style:family="paragraph" style:parent-style-name="Standard">
      <style:text-properties style:font-name="Liberation Serif1" officeooo:rsid="00247545" officeooo:paragraph-rsid="00247545" style:font-name-asian="Liberation Serif1" style:font-name-complex="Liberation Serif1"/>
    </style:style>
    <style:style style:name="P43" style:family="paragraph" style:parent-style-name="Standard">
      <style:text-properties fo:font-style="normal" style:text-underline-style="none" fo:font-weight="bold" officeooo:rsid="001f2665" officeooo:paragraph-rsid="0024ad13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none" fo:font-weight="bold" officeooo:rsid="001f2665" officeooo:paragraph-rsid="0046bfd9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bold" officeooo:rsid="001f2665" officeooo:paragraph-rsid="003698d1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style:text-underline-style="none" fo:font-weight="bold" officeooo:rsid="001f2665" officeooo:paragraph-rsid="0046cb9c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style:text-underline-style="none" fo:font-weight="bold" officeooo:rsid="001f2665" officeooo:paragraph-rsid="001f2665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style:text-underline-style="none" officeooo:rsid="001f2665" officeooo:paragraph-rsid="003698d1" style:font-style-asian="normal" style:font-style-complex="normal"/>
    </style:style>
    <style:style style:name="P49" style:family="paragraph" style:parent-style-name="Standard">
      <style:text-properties fo:font-style="normal" style:text-underline-style="none" officeooo:rsid="001f2665" officeooo:paragraph-rsid="0046cb9c" style:font-style-asian="normal" style:font-style-complex="normal"/>
    </style:style>
    <style:style style:name="P50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51" style:family="paragraph" style:parent-style-name="Standard">
      <style:text-properties fo:font-style="normal" style:text-underline-style="none" officeooo:rsid="001f2665" officeooo:paragraph-rsid="00267012" style:font-style-asian="normal" style:font-style-complex="normal"/>
    </style:style>
    <style:style style:name="P52" style:family="paragraph" style:parent-style-name="Standard">
      <style:text-properties fo:font-style="normal" style:text-underline-style="none" officeooo:rsid="001f2665" officeooo:paragraph-rsid="0024ad13" style:font-style-asian="normal" style:font-style-complex="normal"/>
    </style:style>
    <style:style style:name="P53" style:family="paragraph" style:parent-style-name="Standard">
      <style:text-properties fo:font-style="normal" style:text-underline-style="none" officeooo:rsid="001d83e4" officeooo:paragraph-rsid="003698d1" style:font-style-asian="normal" style:font-style-complex="normal"/>
    </style:style>
    <style:style style:name="P54" style:family="paragraph" style:parent-style-name="Standard">
      <style:text-properties fo:font-style="normal" style:text-underline-style="none" officeooo:rsid="001d83e4" officeooo:paragraph-rsid="001f2665" style:font-style-asian="normal" style:font-style-complex="normal"/>
    </style:style>
    <style:style style:name="P55" style:family="paragraph" style:parent-style-name="Standard">
      <style:text-properties fo:font-style="normal" style:text-underline-style="none" officeooo:rsid="001d83e4" officeooo:paragraph-rsid="0024ad13" style:font-style-asian="normal" style:font-style-complex="normal"/>
    </style:style>
    <style:style style:name="P56" style:family="paragraph" style:parent-style-name="Standard">
      <style:text-properties fo:font-style="normal" style:text-underline-style="none" officeooo:rsid="004a1050" officeooo:paragraph-rsid="004a1050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width="auto" style:text-underline-color="font-color" officeooo:rsid="001f2665" officeooo:paragraph-rsid="003698d1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width="auto" style:text-underline-color="font-color" officeooo:rsid="001f2665" officeooo:paragraph-rsid="0046cb9c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width="auto" style:text-underline-color="font-color" officeooo:rsid="001f2665" officeooo:paragraph-rsid="001f2665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width="auto" style:text-underline-color="font-color" officeooo:rsid="001f2665" officeooo:paragraph-rsid="0024ad13" style:font-style-asian="normal" style:font-style-complex="normal"/>
    </style:style>
    <style:style style:name="P61" style:family="paragraph" style:parent-style-name="Standard">
      <style:text-properties style:text-underline-style="none" officeooo:rsid="001d83e4" officeooo:paragraph-rsid="001d83e4"/>
    </style:style>
    <style:style style:name="P62" style:family="paragraph" style:parent-style-name="Standard">
      <style:text-properties style:text-underline-style="none" officeooo:rsid="001d83e4" officeooo:paragraph-rsid="0046bfd9"/>
    </style:style>
    <style:style style:name="P63" style:family="paragraph" style:parent-style-name="Standard">
      <style:text-properties style:text-underline-style="none" officeooo:rsid="001d83e4" officeooo:paragraph-rsid="003698d1"/>
    </style:style>
    <style:style style:name="P64" style:family="paragraph" style:parent-style-name="Standard">
      <style:text-properties style:text-underline-style="none" officeooo:rsid="001d83e4" officeooo:paragraph-rsid="0039cfcb"/>
    </style:style>
    <style:style style:name="P65" style:family="paragraph" style:parent-style-name="Standard">
      <style:text-properties style:text-underline-style="none" officeooo:rsid="001d83e4" officeooo:paragraph-rsid="003d097b"/>
    </style:style>
    <style:style style:name="P66" style:family="paragraph" style:parent-style-name="Standard">
      <style:text-properties style:text-underline-style="none" officeooo:rsid="001d83e4" officeooo:paragraph-rsid="001f2665"/>
    </style:style>
    <style:style style:name="P67" style:family="paragraph" style:parent-style-name="Standard">
      <style:text-properties style:text-underline-style="none" officeooo:rsid="001d83e4" officeooo:paragraph-rsid="00247545"/>
    </style:style>
    <style:style style:name="P68" style:family="paragraph" style:parent-style-name="Standard">
      <style:text-properties style:text-underline-style="none" officeooo:rsid="001d83e4" officeooo:paragraph-rsid="0024ad13"/>
    </style:style>
    <style:style style:name="P69" style:family="paragraph" style:parent-style-name="Standard">
      <style:text-properties style:text-underline-style="none" officeooo:rsid="001f2665" officeooo:paragraph-rsid="0046bfd9"/>
    </style:style>
    <style:style style:name="P70" style:family="paragraph" style:parent-style-name="Standard">
      <style:text-properties style:text-underline-style="none" officeooo:rsid="0046bfd9" officeooo:paragraph-rsid="0046bfd9"/>
    </style:style>
    <style:style style:name="P71" style:family="paragraph" style:parent-style-name="Standard">
      <style:text-properties style:text-underline-style="none" officeooo:rsid="00267012" officeooo:paragraph-rsid="00267012"/>
    </style:style>
    <style:style style:name="P72" style:family="paragraph" style:parent-style-name="Standard">
      <style:text-properties officeooo:paragraph-rsid="002bb692"/>
    </style:style>
    <style:style style:name="P73" style:family="paragraph" style:parent-style-name="Standard">
      <style:text-properties officeooo:rsid="001c39ce" officeooo:paragraph-rsid="003e36a0"/>
    </style:style>
    <style:style style:name="P74" style:family="paragraph" style:parent-style-name="Standard">
      <style:text-properties officeooo:rsid="001c39ce" officeooo:paragraph-rsid="0045ba24"/>
    </style:style>
    <style:style style:name="P75" style:family="paragraph" style:parent-style-name="Standard">
      <style:text-properties officeooo:rsid="001c39ce" officeooo:paragraph-rsid="001c39ce"/>
    </style:style>
    <style:style style:name="P76" style:family="paragraph" style:parent-style-name="Standard">
      <style:text-properties officeooo:rsid="004055a7" officeooo:paragraph-rsid="004055a7"/>
    </style:style>
    <style:style style:name="P77" style:family="paragraph" style:parent-style-name="Standard">
      <style:text-properties officeooo:rsid="004055a7" officeooo:paragraph-rsid="0045ba24"/>
    </style:style>
    <style:style style:name="P78" style:family="paragraph" style:parent-style-name="Standard">
      <style:text-properties officeooo:rsid="001d83e4" officeooo:paragraph-rsid="00247545"/>
    </style:style>
    <style:style style:name="P79" style:family="paragraph" style:parent-style-name="Standard">
      <style:text-properties officeooo:rsid="0019cc53" officeooo:paragraph-rsid="0019cc53"/>
    </style:style>
    <style:style style:name="P80" style:family="paragraph" style:parent-style-name="Standard">
      <style:text-properties officeooo:rsid="0019cc53" officeooo:paragraph-rsid="001d83e4"/>
    </style:style>
    <style:style style:name="P81" style:family="paragraph" style:parent-style-name="Standard">
      <style:text-properties fo:color="#ce181e" style:font-name="Liberation Serif1" fo:font-size="12pt" fo:font-style="normal" style:text-underline-style="none" fo:font-weight="bold" officeooo:rsid="00278aeb" officeooo:paragraph-rsid="00278aeb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82" style:family="paragraph" style:parent-style-name="Standard">
      <style:text-properties fo:color="#ce181e" fo:font-size="12pt" fo:font-style="normal" style:text-underline-style="none" fo:font-weight="bold" officeooo:rsid="001d83e4" officeooo:paragraph-rsid="00278ae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color="#ce181e" fo:font-size="20pt" fo:font-weight="bold" officeooo:rsid="00337fda" officeooo:paragraph-rsid="00337fda" style:font-size-asian="20pt" style:font-weight-asian="bold" style:font-size-complex="20pt" style:font-weight-complex="bold"/>
    </style:style>
    <style:style style:name="P84" style:family="paragraph" style:parent-style-name="Standard">
      <style:text-properties fo:color="#ce181e" fo:font-size="20pt" fo:font-style="normal" style:text-underline-style="none" officeooo:rsid="001f2665" officeooo:paragraph-rsid="001f2665" style:font-size-asian="20pt" style:font-style-asian="normal" style:font-size-complex="20pt" style:font-style-complex="normal"/>
    </style:style>
    <style:style style:name="P85" style:family="paragraph" style:parent-style-name="Standard">
      <style:text-properties fo:color="#ce181e" fo:font-style="normal" style:text-underline-style="none" fo:font-weight="bold" officeooo:rsid="001d83e4" officeooo:paragraph-rsid="001f2665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font-weight="bold" officeooo:rsid="00247545" officeooo:paragraph-rsid="00247545" style:font-weight-asian="bold" style:font-weight-complex="bold"/>
    </style:style>
    <style:style style:name="P87" style:family="paragraph" style:parent-style-name="Standard">
      <style:text-properties officeooo:rsid="0045ba24" officeooo:paragraph-rsid="0045ba24"/>
    </style:style>
    <style:style style:name="P88" style:family="paragraph" style:parent-style-name="Standard">
      <style:text-properties officeooo:paragraph-rsid="0021987d"/>
    </style:style>
    <style:style style:name="P89" style:family="paragraph" style:parent-style-name="Standard">
      <style:text-properties officeooo:rsid="00247545" officeooo:paragraph-rsid="00247545"/>
    </style:style>
    <style:style style:name="P90" style:family="paragraph" style:parent-style-name="Standard">
      <style:text-properties officeooo:rsid="00247545" officeooo:paragraph-rsid="004bb620"/>
    </style:style>
    <style:style style:name="P91" style:family="paragraph" style:parent-style-name="Standard">
      <style:paragraph-properties fo:text-align="center" style:justify-single-word="false"/>
      <style:text-properties fo:color="#000099" fo:font-style="italic" style:text-underline-style="none" fo:font-weight="normal" officeooo:rsid="004b0d55" officeooo:paragraph-rsid="004b0d55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000099" fo:font-size="12pt" fo:font-style="italic" style:text-underline-style="none" fo:font-weight="normal" officeooo:rsid="004b0d55" officeooo:paragraph-rsid="004bb62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99" style:font-name="Liberation Serif1" fo:font-size="12pt" fo:font-style="italic" style:text-underline-style="none" fo:font-weight="normal" officeooo:rsid="004b0d55" officeooo:paragraph-rsid="004bb620" fo:background-color="transparent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94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1d83e4"/>
    </style:style>
    <style:style style:name="P95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46cb9c"/>
    </style:style>
    <style:style style:name="P9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1987d" officeooo:paragraph-rsid="00247545"/>
    </style:style>
    <style:style style:name="P97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39ce" officeooo:paragraph-rsid="003e36a0"/>
    </style:style>
    <style:style style:name="P98" style:family="paragraph" style:parent-style-name="Table_20_Contents">
      <style:paragraph-properties fo:text-align="center" style:justify-single-word="false"/>
    </style:style>
    <style:style style:name="P99" style:family="paragraph" style:parent-style-name="Table_20_Contents">
      <style:paragraph-properties fo:text-align="center" style:justify-single-word="false"/>
      <style:text-properties officeooo:rsid="001c39ce" officeooo:paragraph-rsid="001c39ce"/>
    </style:style>
    <style:style style:name="P100" style:family="paragraph" style:parent-style-name="Table_20_Contents">
      <style:paragraph-properties fo:text-align="center" style:justify-single-word="false"/>
      <style:text-properties officeooo:rsid="003e53f4" officeooo:paragraph-rsid="003e53f4"/>
    </style:style>
    <style:style style:name="P101" style:family="paragraph" style:parent-style-name="Table_20_Contents">
      <style:paragraph-properties fo:text-align="center" style:justify-single-word="false"/>
      <style:text-properties officeooo:rsid="001d83e4" officeooo:paragraph-rsid="001c39ce"/>
    </style:style>
    <style:style style:name="P102" style:family="paragraph">
      <loext:graphic-properties draw:fill="none"/>
    </style:style>
    <style:style style:name="P10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d83e4"/>
    </style:style>
    <style:style style:name="T2" style:family="text">
      <style:text-properties fo:font-size="20pt" officeooo:rsid="001f2665" style:font-size-asian="20pt" style:font-size-complex="20pt"/>
    </style:style>
    <style:style style:name="T3" style:family="text">
      <style:text-properties fo:font-size="20pt" officeooo:rsid="00337fda" style:font-size-asian="20pt" style:font-size-complex="20pt"/>
    </style:style>
    <style:style style:name="T4" style:family="text">
      <style:text-properties officeooo:rsid="001f2665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247545" style:font-name-asian="Liberation Serif1" style:font-name-complex="Liberation Serif1"/>
    </style:style>
    <style:style style:name="T7" style:family="text">
      <style:text-properties style:font-name="Liberation Serif1" officeooo:rsid="00267012" style:font-name-asian="Liberation Serif1" style:font-name-complex="Liberation Serif1"/>
    </style:style>
    <style:style style:name="T8" style:family="text">
      <style:text-properties style:font-name="Liberation Serif1" officeooo:rsid="00278aeb" style:font-name-asian="Liberation Serif1" style:font-name-complex="Liberation Serif1"/>
    </style:style>
    <style:style style:name="T9" style:family="text">
      <style:text-properties style:font-name="Liberation Serif1" officeooo:rsid="0039cfcb" style:font-name-asian="Liberation Serif1" style:font-name-complex="Liberation Serif1"/>
    </style:style>
    <style:style style:name="T10" style:family="text">
      <style:text-properties style:font-name="Liberation Serif1" officeooo:rsid="003d097b" style:font-name-asian="Liberation Serif1" style:font-name-complex="Liberation Serif1"/>
    </style:style>
    <style:style style:name="T11" style:family="text">
      <style:text-properties style:font-name="Liberation Serif1" officeooo:rsid="004055a7" style:font-name-asian="Liberation Serif1" style:font-name-complex="Liberation Serif1"/>
    </style:style>
    <style:style style:name="T12" style:family="text">
      <style:text-properties style:font-name="Liberation Serif1" officeooo:rsid="0046bfd9" style:font-name-asian="Liberation Serif1" style:font-name-complex="Liberation Serif1"/>
    </style:style>
    <style:style style:name="T13" style:family="text">
      <style:text-properties style:font-name="Liberation Serif1" officeooo:rsid="004bb620" style:font-name-asian="Liberation Serif1" style:font-name-complex="Liberation Serif1"/>
    </style:style>
    <style:style style:name="T14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15" style:family="text">
      <style:text-properties style:font-name="Liberation Serif1" fo:font-size="20pt" officeooo:rsid="00278aeb" style:font-name-asian="Liberation Serif1" style:font-size-asian="20pt" style:font-name-complex="Liberation Serif1" style:font-size-complex="20pt"/>
    </style:style>
    <style:style style:name="T16" style:family="text">
      <style:text-properties style:font-name="Liberation Serif1" fo:font-size="20pt" officeooo:rsid="0034d822" style:font-name-asian="Liberation Serif1" style:font-size-asian="20pt" style:font-name-complex="Liberation Serif1" style:font-size-complex="20pt"/>
    </style:style>
    <style:style style:name="T17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8" style:family="text">
      <style:text-properties officeooo:rsid="0024ad1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47545"/>
    </style:style>
    <style:style style:name="T21" style:family="text">
      <style:text-properties style:text-underline-style="solid" style:text-underline-width="auto" style:text-underline-color="font-color" officeooo:rsid="001d83e4"/>
    </style:style>
    <style:style style:name="T22" style:family="text">
      <style:text-properties officeooo:rsid="00267012"/>
    </style:style>
    <style:style style:name="T23" style:family="text">
      <style:text-properties officeooo:rsid="0037bd46"/>
    </style:style>
    <style:style style:name="T24" style:family="text">
      <style:text-properties officeooo:rsid="0039cfcb"/>
    </style:style>
    <style:style style:name="T25" style:family="text">
      <style:text-properties officeooo:rsid="003b4f84"/>
    </style:style>
    <style:style style:name="T26" style:family="text">
      <style:text-properties officeooo:rsid="003d097b"/>
    </style:style>
    <style:style style:name="T27" style:family="text">
      <style:text-properties fo:color="#ce181e" style:font-name="Liberation Serif1" fo:font-size="20pt" style:font-name-asian="Liberation Serif1" style:font-size-asian="20pt" style:font-name-complex="Liberation Serif1" style:font-size-complex="20pt"/>
    </style:style>
    <style:style style:name="T28" style:family="text">
      <style:text-properties fo:color="#ce181e" style:font-name="Liberation Serif1" fo:font-size="20pt" officeooo:rsid="0034d822" style:font-name-asian="Liberation Serif1" style:font-size-asian="20pt" style:font-name-complex="Liberation Serif1" style:font-size-complex="20pt"/>
    </style:style>
    <style:style style:name="T29" style:family="text">
      <style:text-properties fo:color="#ce181e" style:font-name="Liberation Serif1" fo:font-size="20pt" officeooo:rsid="001d83e4" style:font-name-asian="Liberation Serif1" style:font-size-asian="20pt" style:font-name-complex="Liberation Serif1" style:font-size-complex="20pt"/>
    </style:style>
    <style:style style:name="T30" style:family="text">
      <style:text-properties fo:color="#000000" style:font-name="Liberation Serif1" fo:font-size="12pt" fo:font-style="normal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31" style:family="text">
      <style:text-properties fo:color="#000000" style:font-name="Liberation Serif1" fo:font-size="12pt" fo:font-style="normal" officeooo:rsid="00247545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32" style:family="text">
      <style:text-properties fo:color="#000000" style:font-name="Liberation Serif1" fo:font-size="12pt" fo:font-style="normal" style:text-underline-style="none" fo:font-weight="bold" officeooo:rsid="0039cfcb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3" style:family="text">
      <style:text-properties fo:color="#000000" style:font-name="Liberation Serif1" fo:font-size="12pt" fo:font-style="normal" style:text-underline-style="none" fo:font-weight="bold" officeooo:rsid="004055a7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4" style:family="text">
      <style:text-properties fo:color="#000000" style:font-name="Liberation Serif1" fo:font-size="12pt" fo:font-style="normal" style:text-underline-style="none" fo:font-weight="bold" officeooo:rsid="00278aeb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4ad13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solid" style:text-underline-width="auto" style:text-underline-color="font-color" fo:font-weight="bold" officeooo:rsid="0024ad13" style:font-style-asian="normal" style:font-weight-asian="bold" style:font-style-complex="normal" style:font-weight-complex="bold"/>
    </style:style>
    <style:style style:name="T39" style:family="text">
      <style:text-properties officeooo:rsid="0046bfd9"/>
    </style:style>
    <style:style style:name="T40" style:family="text">
      <style:text-properties officeooo:rsid="0046cb9c"/>
    </style:style>
    <style:style style:name="T41" style:family="text">
      <style:text-properties officeooo:rsid="004bb620"/>
    </style:style>
    <style:style style:name="T42" style:family="text">
      <style:text-properties officeooo:rsid="004c8192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style:font-size-asian="10pt" style:font-style-asian="normal" style:font-size-complex="10pt" style:font-style-complex="normal"/>
    </style:style>
    <style:style style:name="T45" style:family="text">
      <style:text-properties fo:font-size="10pt" fo:font-style="italic" style:font-size-asian="10pt" style:font-size-complex="10pt"/>
    </style:style>
    <style:style style:name="T46" style:family="text">
      <style:text-properties fo:color="#ce181e" fo:font-size="10pt" style:font-size-asian="10pt" style:font-style-asian="normal" style:font-size-complex="10pt" style:font-style-complex="normal"/>
    </style:style>
    <style:style style:name="T47" style:family="text">
      <style:text-properties fo:font-size="10pt" fo:font-style="italic" style:font-size-asian="10pt" style:font-style-asian="italic" style:font-size-complex="10pt" style:font-style-complex="italic"/>
    </style:style>
    <style:style style:name="T48" style:family="text">
      <style:text-properties fo:color="#ce181e" fo:font-size="10pt" fo:font-style="normal" style:font-size-asian="10pt" style:font-style-asian="normal" style:font-size-complex="10pt" style:font-style-complex="normal"/>
    </style:style>
    <style:style style:name="T49" style:family="text">
      <style:text-properties fo:font-size="10pt" fo:font-style="normal" style:font-size-asian="10pt" style:font-style-asian="normal" style:font-size-complex="10pt" style:font-style-complex="normal"/>
    </style:style>
    <style:style style:name="T50" style:family="text">
      <style:text-properties fo:font-size="10pt" fo:font-style="italic" style:font-size-asian="10pt" style:font-style-asian="normal" style:font-size-complex="10pt" style:font-style-complex="normal"/>
    </style:style>
    <style:style style:name="T51" style:family="text">
      <style:text-properties fo:font-size="9pt" fo:font-style="italic" style:font-size-asian="9pt" style:font-style-asian="normal" style:font-size-complex="9pt" style:font-style-complex="normal"/>
    </style:style>
    <style:style style:name="T52" style:family="text">
      <style:text-properties fo:color="#ce181e" fo:font-size="10pt" style:font-size-asian="10pt" style:font-size-complex="10pt"/>
    </style:style>
    <style:style style:name="T53" style:family="text">
      <style:text-properties fo:color="#000000" fo:font-size="10pt" style:font-size-asian="10pt" style:font-size-complex="10pt"/>
    </style:style>
    <style:style style:name="T54" style:family="text">
      <style:text-properties fo:color="#000000" fo:font-size="10pt" style:font-size-asian="10pt" style:font-style-asian="normal" style:font-size-complex="10pt" style:font-style-complex="normal"/>
    </style:style>
    <style:style style:name="T55" style:family="text">
      <style:text-properties fo:color="#000000" fo:font-size="9pt" style:font-size-asian="9pt" style:font-size-complex="9pt"/>
    </style:style>
    <style:style style:name="T56" style:family="text">
      <style:text-properties fo:color="#000000" fo:font-size="9pt" fo:font-style="italic" style:font-size-asian="9pt" style:font-size-complex="9pt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8.25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37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199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7.35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7.398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7.80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6.8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7.7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8.516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8.916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8.55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8.07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8.47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02" svg:width="8.6cm" svg:height="8.256cm" svg:x="1.58cm" svg:y="3.736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" draw:name="Forme2" draw:style-name="gr2" draw:text-style-name="P103" svg:width="8.203cm" svg:height="7.711cm" svg:x="1.767cm" svg:y="4.039cm">
        <draw:text-box>
          <text:p><text:span text:style-name="T43">Processus Péruvien</text:span></text:p>
          <text:p><text:span text:style-name="T43">Début</text:span></text:p>
          <text:p><text:span text:style-name="T44"><text:s text:c="4"/></text:span><text:span text:style-name="T44">Tant que VRAI faire</text:span></text:p>
          <text:p><text:span text:style-name="T44"><text:s text:c="4"/></text:span><text:span text:style-name="T43">Début</text:span></text:p>
          <text:p><text:span text:style-name="T43"><text:tab/></text:span><text:span text:style-name="T43">/</text:span><text:span text:style-name="T45">*Peruvien arrête train*</text:span><text:span text:style-name="T43">/</text:span></text:p>
          <text:p><text:span text:style-name="T46">(a1)</text:span><text:span text:style-name="T46"><text:tab/></text:span><text:span text:style-name="T43">Tant que (Pierre=VRAI) faire</text:span></text:p>
          <text:p><text:span text:style-name="T43"><text:tab/></text:span><text:span text:style-name="T43">Début</text:span></text:p>
          <text:p><text:span text:style-name="T43"><text:tab/></text:span><text:span text:style-name="T44"> <text:s text:c="3"/></text:span><text:span text:style-name="T43">/</text:span><text:span text:style-name="T45">*Péruvien fait la sieste*</text:span><text:span text:style-name="T43">/</text:span></text:p>
          <text:p><text:span text:style-name="T43"><text:tab/></text:span><text:span text:style-name="T43">Fin</text:span></text:p>
          <text:p><text:span text:style-name="T43"><text:tab/></text:span><text:span text:style-name="T47">/*Péruvien cherche et mets la pierre*/</text:span></text:p>
          <text:p><text:span text:style-name="T48">(b1)</text:span><text:span text:style-name="T47"><text:tab/></text:span><text:span text:style-name="T49">Pierre=VRAI ;</text:span></text:p>
          <text:p><text:span text:style-name="T49"><text:tab/></text:span><text:span text:style-name="T49">&lt;SC&gt;</text:span></text:p>
          <text:p><text:span text:style-name="T49"><text:tab/></text:span><text:span text:style-name="T49"> <text:s text:c="3"/></text:span><text:span text:style-name="T49">/</text:span><text:span text:style-name="T50">*Péruvien passe*</text:span><text:span text:style-name="T44">/</text:span></text:p>
          <text:p><text:span text:style-name="T44"><text:tab/></text:span><text:span text:style-name="T44">&lt;/SC&gt;</text:span></text:p>
          <text:p><text:span text:style-name="T44"><text:tab/></text:span><text:span text:style-name="T44">/</text:span><text:span text:style-name="T50">*</text:span><text:span text:style-name="T51">Péruvien retourne au panier et enlève la pierre</text:span><text:span text:style-name="T50">*</text:span><text:span text:style-name="T44">/</text:span></text:p>
          <text:p><text:span text:style-name="T46">(c1)</text:span><text:span text:style-name="T44"><text:tab/></text:span><text:span text:style-name="T44">Pierre=FAUX ;</text:span></text:p>
          <text:p><text:span text:style-name="T44"><text:tab/></text:span><text:span text:style-name="T44">/</text:span><text:span text:style-name="T50">*Péruvien repart*</text:span><text:span text:style-name="T44">/</text:span></text:p>
          <text:p><text:span text:style-name="T44"><text:s text:c="4"/></text:span><text:span text:style-name="T44">Fin</text:span></text:p>
          <text:p><text:span text:style-name="T44">Fin</text:span></text:p>
        </draw:text-box>
      </draw:frame>
      <draw:custom-shape text:anchor-type="page" text:anchor-page-number="1" draw:z-index="2" draw:name="Forme1" draw:style-name="gr3" draw:text-style-name="P102" svg:width="8.6cm" svg:height="8.199cm" svg:x="11.208cm" svg:y="3.769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3" draw:name="Forme1" draw:style-name="gr4" draw:text-style-name="P102" svg:width="8.6cm" svg:height="7.356cm" svg:x="1.344cm" svg:y="12.619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4" draw:name="Forme1" draw:style-name="gr5" draw:text-style-name="P102" svg:width="8.6cm" svg:height="7.399cm" svg:x="10.837cm" svg:y="12.589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5" draw:name="Forme2" draw:style-name="gr6" draw:text-style-name="P103" svg:width="8.203cm" svg:height="7.804cm" svg:x="11.451cm" svg:y="4.052cm">
        <draw:text-box>
          <text:p><text:span text:style-name="T43">Processus Bolivien</text:span></text:p>
          <text:p><text:span text:style-name="T43">Début</text:span></text:p>
          <text:p><text:span text:style-name="T44"><text:s text:c="4"/></text:span><text:span text:style-name="T44">Tant que VRAI faire</text:span></text:p>
          <text:p><text:span text:style-name="T44"><text:s text:c="4"/></text:span><text:span text:style-name="T43">Début</text:span></text:p>
          <text:p><text:span text:style-name="T43"><text:tab/></text:span><text:span text:style-name="T43">/</text:span><text:span text:style-name="T45">*Bolivien arrête train*</text:span><text:span text:style-name="T43">/</text:span></text:p>
          <text:p><text:span text:style-name="T46">(a2)</text:span><text:span text:style-name="T46"><text:tab/></text:span><text:span text:style-name="T43">Tant que (Pierre=VRAI) faire</text:span></text:p>
          <text:p><text:span text:style-name="T43"><text:tab/></text:span><text:span text:style-name="T43">Début</text:span></text:p>
          <text:p><text:span text:style-name="T43"><text:tab/></text:span><text:span text:style-name="T44"> <text:s text:c="3"/></text:span><text:span text:style-name="T43">/</text:span><text:span text:style-name="T45">*Bolivien fait la sieste*</text:span><text:span text:style-name="T43">/</text:span></text:p>
          <text:p><text:span text:style-name="T43"><text:tab/></text:span><text:span text:style-name="T43">Fin</text:span></text:p>
          <text:p><text:span text:style-name="T43"><text:tab/></text:span><text:span text:style-name="T47">/*Bolivien cherche et mets la pierre*/</text:span></text:p>
          <text:p><text:span text:style-name="T48">(b2)</text:span><text:span text:style-name="T47"><text:tab/></text:span><text:span text:style-name="T49">Pierre=VRAI ;</text:span></text:p>
          <text:p><text:span text:style-name="T49"><text:tab/></text:span><text:span text:style-name="T49">&lt;SC&gt;</text:span></text:p>
          <text:p><text:span text:style-name="T49"><text:tab/></text:span><text:span text:style-name="T49"> <text:s text:c="3"/></text:span><text:span text:style-name="T49">/</text:span><text:span text:style-name="T50">*Bolivien passe*</text:span><text:span text:style-name="T44">/</text:span></text:p>
          <text:p><text:span text:style-name="T44"><text:tab/></text:span><text:span text:style-name="T44">&lt;/SC&gt;</text:span></text:p>
          <text:p><text:span text:style-name="T44"><text:tab/></text:span><text:span text:style-name="T44">/</text:span><text:span text:style-name="T50">*Bolivien</text:span><text:span text:style-name="T51"> retourne au panier et enlève la pierre</text:span><text:span text:style-name="T50">*</text:span><text:span text:style-name="T44">/</text:span></text:p>
          <text:p><text:span text:style-name="T46">(c2)</text:span><text:span text:style-name="T44"><text:tab/></text:span><text:span text:style-name="T44">Pierre=FAUX ;</text:span></text:p>
          <text:p><text:span text:style-name="T44"><text:tab/></text:span><text:span text:style-name="T44">/</text:span><text:span text:style-name="T50">*Bolivien repart*</text:span><text:span text:style-name="T44">/</text:span></text:p>
          <text:p><text:span text:style-name="T44"><text:s text:c="4"/></text:span><text:span text:style-name="T44">Fin</text:span></text:p>
          <text:p><text:span text:style-name="T44">Fin</text:span></text:p>
        </draw:text-box>
      </draw:frame>
      <draw:frame text:anchor-type="page" text:anchor-page-number="2" draw:z-index="6" draw:name="Forme2" draw:style-name="gr7" draw:text-style-name="P103" svg:width="8.203cm" svg:height="6.899cm" svg:x="1.619cm" svg:y="12.836cm">
        <draw:text-box>
          <text:p><text:span text:style-name="T43">Processus Péruvien</text:span></text:p>
          <text:p><text:span text:style-name="T43">Début</text:span></text:p>
          <text:p><text:span text:style-name="T44"><text:s text:c="4"/></text:span><text:span text:style-name="T44">Tant que VRAI faire</text:span></text:p>
          <text:p><text:span text:style-name="T44"><text:s text:c="4"/></text:span><text:span text:style-name="T43">Début</text:span></text:p>
          <text:p><text:span text:style-name="T43"><text:tab/></text:span><text:span text:style-name="T43">/</text:span><text:span text:style-name="T45">*Peruvien arrête train*</text:span><text:span text:style-name="T43">/</text:span></text:p>
          <text:p><text:span text:style-name="T46">(a1)</text:span><text:span text:style-name="T46"><text:tab/></text:span><text:span text:style-name="T43">Tant que (Pierre=FAUX) faire</text:span></text:p>
          <text:p><text:span text:style-name="T43"><text:tab/></text:span><text:span text:style-name="T43">Début</text:span></text:p>
          <text:p><text:span text:style-name="T43"><text:tab/></text:span><text:span text:style-name="T44"> <text:s text:c="3"/></text:span><text:span text:style-name="T43">/</text:span><text:span text:style-name="T45">*Péruvien fait la sieste*</text:span><text:span text:style-name="T43">/</text:span></text:p>
          <text:p><text:span text:style-name="T43"><text:tab/></text:span><text:span text:style-name="T43">Fin</text:span></text:p>
          <text:p><text:span text:style-name="T49"><text:tab/></text:span><text:span text:style-name="T49">&lt;SC&gt;</text:span></text:p>
          <text:p><text:span text:style-name="T49"><text:tab/></text:span><text:span text:style-name="T49"> <text:s text:c="3"/></text:span><text:span text:style-name="T49">/</text:span><text:span text:style-name="T50">*Péruvien passe*</text:span><text:span text:style-name="T44">/</text:span></text:p>
          <text:p><text:span text:style-name="T44"><text:tab/></text:span><text:span text:style-name="T44">&lt;/SC&gt;</text:span></text:p>
          <text:p><text:span text:style-name="T44"><text:tab/></text:span><text:span text:style-name="T44">/</text:span><text:span text:style-name="T50">*</text:span><text:span text:style-name="T51">Péruvien retourne au panier et enlève la pierre</text:span><text:span text:style-name="T50">*</text:span><text:span text:style-name="T44">/</text:span></text:p>
          <text:p><text:span text:style-name="T46">(b1)</text:span><text:span text:style-name="T44"><text:tab/></text:span><text:span text:style-name="T44">Pierre=FAUX ;</text:span></text:p>
          <text:p><text:span text:style-name="T44"><text:tab/></text:span><text:span text:style-name="T44">/</text:span><text:span text:style-name="T50">*Péruvien repart*</text:span><text:span text:style-name="T44">/</text:span></text:p>
          <text:p><text:span text:style-name="T44"><text:s text:c="4"/></text:span><text:span text:style-name="T44">Fin</text:span></text:p>
          <text:p><text:span text:style-name="T44">Fin</text:span></text:p>
        </draw:text-box>
      </draw:frame>
      <draw:frame text:anchor-type="page" text:anchor-page-number="2" draw:z-index="7" draw:name="Forme2" draw:style-name="gr7" draw:text-style-name="P103" svg:width="8.203cm" svg:height="6.899cm" svg:x="11.021cm" svg:y="12.765cm">
        <draw:text-box>
          <text:p><text:span text:style-name="T43">Processus Bolivien</text:span></text:p>
          <text:p><text:span text:style-name="T43">Début</text:span></text:p>
          <text:p><text:span text:style-name="T44"><text:s text:c="4"/></text:span><text:span text:style-name="T44">Tant que VRAI faire</text:span></text:p>
          <text:p><text:span text:style-name="T44"><text:s text:c="4"/></text:span><text:span text:style-name="T43">Début</text:span></text:p>
          <text:p><text:span text:style-name="T43"><text:tab/></text:span><text:span text:style-name="T43">/</text:span><text:span text:style-name="T45">*Bolivien arrête train*</text:span><text:span text:style-name="T43">/</text:span></text:p>
          <text:p><text:span text:style-name="T46">(a2)</text:span><text:span text:style-name="T46"><text:tab/></text:span><text:span text:style-name="T43">Tant que (Pierre=VRAI) faire</text:span></text:p>
          <text:p><text:span text:style-name="T43"><text:tab/></text:span><text:span text:style-name="T43">Début</text:span></text:p>
          <text:p><text:span text:style-name="T43"><text:tab/></text:span><text:span text:style-name="T44"> <text:s text:c="3"/></text:span><text:span text:style-name="T43">/</text:span><text:span text:style-name="T45">*Bolivien fait la sieste*</text:span><text:span text:style-name="T43">/</text:span></text:p>
          <text:p><text:span text:style-name="T43"><text:tab/></text:span><text:span text:style-name="T43">Fin</text:span></text:p>
          <text:p><text:span text:style-name="T49"><text:tab/></text:span><text:span text:style-name="T49">&lt;SC&gt;</text:span></text:p>
          <text:p><text:span text:style-name="T49"><text:tab/></text:span><text:span text:style-name="T49"> <text:s text:c="3"/></text:span><text:span text:style-name="T49">/</text:span><text:span text:style-name="T50">*Bolivien passe*</text:span><text:span text:style-name="T44">/</text:span></text:p>
          <text:p><text:span text:style-name="T44"><text:tab/></text:span><text:span text:style-name="T44">&lt;/SC&gt;</text:span></text:p>
          <text:p><text:span text:style-name="T44"><text:tab/></text:span><text:span text:style-name="T44">/</text:span><text:span text:style-name="T50">*Bolivien</text:span><text:span text:style-name="T51"> retourne au panier et met une pierre</text:span><text:span text:style-name="T50">*</text:span><text:span text:style-name="T44">/</text:span></text:p>
          <text:p><text:span text:style-name="T46">(b2)</text:span><text:span text:style-name="T44"><text:tab/></text:span><text:span text:style-name="T44">Pierre=VRAI;</text:span></text:p>
          <text:p><text:span text:style-name="T44"><text:tab/></text:span><text:span text:style-name="T44">/</text:span><text:span text:style-name="T50">*Bolivien repart*</text:span><text:span text:style-name="T44">/</text:span></text:p>
          <text:p><text:span text:style-name="T44"><text:s text:c="4"/></text:span><text:span text:style-name="T44">Fin</text:span></text:p>
          <text:p><text:span text:style-name="T44">Fin</text:span></text:p>
        </draw:text-box>
      </draw:frame>
      <draw:frame text:anchor-type="page" text:anchor-page-number="3" draw:z-index="8" draw:name="Forme2" draw:style-name="gr8" draw:text-style-name="P103" svg:width="8.203cm" svg:height="8.522cm" svg:x="1.665cm" svg:y="17.47cm">
        <draw:text-box>
          <text:p><text:span text:style-name="T43">Processus Péruvien</text:span></text:p>
          <text:p><text:span text:style-name="T43">Début</text:span></text:p>
          <text:p><text:span text:style-name="T44"><text:s text:c="4"/></text:span><text:span text:style-name="T44">Tant que VRAI faire</text:span></text:p>
          <text:p><text:span text:style-name="T44"><text:s text:c="4"/></text:span><text:span text:style-name="T43">Début</text:span></text:p>
          <text:p><text:span text:style-name="T43"><text:tab/></text:span><text:span text:style-name="T43">/</text:span><text:span text:style-name="T45">*Peruvien arrête train et met sa pierre*</text:span><text:span text:style-name="T43">/</text:span></text:p>
          <text:p><text:span text:style-name="T52">(a1)</text:span><text:span text:style-name="T52"><text:tab/></text:span><text:span text:style-name="T43">Pierre1=VRAI ;</text:span></text:p>
          <text:p><text:span text:style-name="T46">(b1)</text:span><text:span text:style-name="T46"><text:tab/></text:span><text:span text:style-name="T43">Tant que (Pierre2=VRAI) faire</text:span></text:p>
          <text:p><text:span text:style-name="T43"><text:tab/></text:span><text:span text:style-name="T43">Début</text:span></text:p>
          <text:p><text:span text:style-name="T52">(c1)</text:span><text:span text:style-name="T43"><text:tab/></text:span><text:span text:style-name="T43"> <text:s text:c="3"/>Pierre1=FAUX ;</text:span></text:p>
          <text:p><text:span text:style-name="T43"><text:tab/></text:span><text:span text:style-name="T44"> <text:s text:c="3"/></text:span><text:span text:style-name="T43">/</text:span><text:span text:style-name="T45">*Péruvien enlève sa pierre et fais la sieste*</text:span><text:span text:style-name="T43">/</text:span></text:p>
          <text:p><text:span text:style-name="T43"><text:tab/></text:span><text:span text:style-name="T43">Fin</text:span></text:p>
          <text:p><text:span text:style-name="T43"><text:tab/></text:span><text:span text:style-name="T43">/</text:span><text:span text:style-name="T45">*Peruvien remet sa pierre *</text:span><text:span text:style-name="T43">/</text:span></text:p>
          <text:p><text:span text:style-name="T43"><text:tab/></text:span><text:span text:style-name="T43">Pierre1=VRAI</text:span></text:p>
          <text:p><text:span text:style-name="T49"><text:tab/></text:span><text:span text:style-name="T49">&lt;SC&gt;</text:span></text:p>
          <text:p><text:span text:style-name="T49"><text:tab/></text:span><text:span text:style-name="T49"> <text:s text:c="3"/></text:span><text:span text:style-name="T49">/</text:span><text:span text:style-name="T50">*Péruvien passe*</text:span><text:span text:style-name="T44">/</text:span></text:p>
          <text:p><text:span text:style-name="T44"><text:tab/></text:span><text:span text:style-name="T44">&lt;/SC&gt;</text:span></text:p>
          <text:p><text:span text:style-name="T44"><text:tab/></text:span><text:span text:style-name="T44">/</text:span><text:span text:style-name="T50">*</text:span><text:span text:style-name="T51">Péruvien retourne au panier et enlève sa pierre</text:span><text:span text:style-name="T50">*</text:span><text:span text:style-name="T44">/</text:span></text:p>
          <text:p><text:span text:style-name="T46">(c1)</text:span><text:span text:style-name="T44"><text:tab/></text:span><text:span text:style-name="T44">Pierre1=FAUX ;</text:span></text:p>
          <text:p><text:span text:style-name="T44"><text:tab/></text:span><text:span text:style-name="T44">/</text:span><text:span text:style-name="T50">*Péruvien repart*</text:span><text:span text:style-name="T44">/</text:span></text:p>
          <text:p><text:span text:style-name="T44"><text:s text:c="4"/></text:span><text:span text:style-name="T44">Fin</text:span></text:p>
          <text:p><text:span text:style-name="T44">Fin</text:span></text:p>
        </draw:text-box>
      </draw:frame>
      <draw:custom-shape text:anchor-type="page" text:anchor-page-number="5" draw:z-index="9" draw:name="Forme1" draw:style-name="gr9" draw:text-style-name="P102" svg:width="8.6cm" svg:height="8.517cm" svg:x="1.219cm" svg:y="5.08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3" draw:z-index="10" draw:name="Forme1" draw:style-name="gr10" draw:text-style-name="P102" svg:width="8.6cm" svg:height="8.917cm" svg:x="11.344cm" svg:y="17.35cm">
        <text:p/>
        <draw:enhanced-geometry svg:viewBox="0 0 21600 21600" draw:type="rectangle" draw:enhanced-path="M 0 0 L 21600 0 21600 21600 0 21600 0 0 Z N"/>
      </draw:custom-shape>
      <draw:frame text:anchor-type="page" text:anchor-page-number="3" draw:z-index="11" draw:name="Forme2" draw:style-name="gr11" draw:text-style-name="P103" svg:width="8.203cm" svg:height="8.557cm" svg:x="11.74cm" svg:y="17.556cm">
        <draw:text-box>
          <text:p><text:span text:style-name="T43">Processus Bolivien</text:span></text:p>
          <text:p><text:span text:style-name="T43">Début</text:span></text:p>
          <text:p><text:span text:style-name="T44"><text:s text:c="4"/></text:span><text:span text:style-name="T44">Tant que VRAI faire</text:span></text:p>
          <text:p><text:span text:style-name="T44"><text:s text:c="4"/></text:span><text:span text:style-name="T43">Début</text:span></text:p>
          <text:p><text:span text:style-name="T43"><text:tab/></text:span><text:span text:style-name="T43">/</text:span><text:span text:style-name="T45">*Bolivien arrête train et met sa pierre*</text:span><text:span text:style-name="T43">/</text:span></text:p>
          <text:p><text:span text:style-name="T52">(a1)</text:span><text:span text:style-name="T43"><text:tab/></text:span><text:span text:style-name="T43">Pierre2=VRAI ;</text:span></text:p>
          <text:p><text:span text:style-name="T46">(b2)</text:span><text:span text:style-name="T46"><text:tab/></text:span><text:span text:style-name="T43">Tant que (Pierre1=VRAI) faire</text:span></text:p>
          <text:p><text:span text:style-name="T43"><text:tab/></text:span><text:span text:style-name="T43">Début</text:span></text:p>
          <text:p><text:span text:style-name="T43"><text:tab/></text:span><text:span text:style-name="T44"> <text:s text:c="3"/></text:span><text:span text:style-name="T43">/</text:span><text:span text:style-name="T45">*Bolivien enlève sa pierre et fais la sieste*</text:span><text:span text:style-name="T43">/</text:span></text:p>
          <text:p><text:span text:style-name="T52">(c2)</text:span><text:span text:style-name="T43"><text:tab/></text:span><text:span text:style-name="T43"> <text:s text:c="3"/>Pierre2=FAUX ;</text:span></text:p>
          <text:p><text:span text:style-name="T43"><text:tab/></text:span><text:span text:style-name="T43">Fin</text:span></text:p>
          <text:p><text:span text:style-name="T43"><text:tab/></text:span><text:span text:style-name="T43">/*Bolivien remet sa pierre*/</text:span></text:p>
          <text:p><text:span text:style-name="T43"><text:tab/></text:span><text:span text:style-name="T43">Pierre2=VRAI ;</text:span></text:p>
          <text:p><text:span text:style-name="T49"><text:tab/></text:span><text:span text:style-name="T49">&lt;SC&gt;</text:span></text:p>
          <text:p><text:span text:style-name="T49"><text:tab/></text:span><text:span text:style-name="T49"> <text:s text:c="3"/></text:span><text:span text:style-name="T49">/</text:span><text:span text:style-name="T50">*Bolivien passe*</text:span><text:span text:style-name="T44">/</text:span></text:p>
          <text:p><text:span text:style-name="T44"><text:tab/></text:span><text:span text:style-name="T44">&lt;/SC&gt;</text:span></text:p>
          <text:p><text:span text:style-name="T44"><text:tab/></text:span><text:span text:style-name="T44">/</text:span><text:span text:style-name="T50">*Bolivien</text:span><text:span text:style-name="T51"> retourne au panier et enlève sa pierre</text:span><text:span text:style-name="T50">*</text:span><text:span text:style-name="T44">/</text:span></text:p>
          <text:p><text:span text:style-name="T46">(c2)</text:span><text:span text:style-name="T44"><text:tab/></text:span><text:span text:style-name="T44">Pierre=FAUX ;</text:span></text:p>
          <text:p><text:span text:style-name="T44"><text:tab/></text:span><text:span text:style-name="T44">/</text:span><text:span text:style-name="T50">*Bolivien repart*</text:span><text:span text:style-name="T44">/</text:span></text:p>
          <text:p><text:span text:style-name="T44"><text:s text:c="4"/></text:span><text:span text:style-name="T44">Fin</text:span></text:p>
          <text:p><text:span text:style-name="T44">Fin</text:span></text:p>
        </draw:text-box>
      </draw:frame>
      <draw:frame text:anchor-type="page" text:anchor-page-number="5" draw:z-index="12" draw:name="Forme2" draw:style-name="gr12" draw:text-style-name="P103" svg:width="8.203cm" svg:height="8.076cm" svg:x="1.446cm" svg:y="5.329cm">
        <draw:text-box>
          <text:p><text:span text:style-name="T43">Processus Péruvien</text:span></text:p>
          <text:p><text:span text:style-name="T43">Début</text:span></text:p>
          <text:p><text:span text:style-name="T44"><text:s text:c="4"/></text:span><text:span text:style-name="T44">Tant que VRAI faire</text:span></text:p>
          <text:p><text:span text:style-name="T44"><text:s text:c="4"/></text:span><text:span text:style-name="T43">Début</text:span></text:p>
          <text:p><text:span text:style-name="T43"><text:tab/></text:span><text:span text:style-name="T43">/</text:span><text:span text:style-name="T45">*Peruvien arrête train et met sa pierre*</text:span><text:span text:style-name="T43">/</text:span></text:p>
          <text:p><text:span text:style-name="T52">(a1)</text:span><text:span text:style-name="T52"><text:tab/></text:span><text:span text:style-name="T43">Pierre1=VRAI ;</text:span></text:p>
          <text:p><text:span text:style-name="T43"><text:tab/></text:span><text:span text:style-name="T43">/*Peruvien donne le tour à Bolivien*/</text:span></text:p>
          <text:p><text:span text:style-name="T52">(b1)</text:span><text:span text:style-name="T52"><text:tab/></text:span><text:span text:style-name="T53">tour=2 ;</text:span><text:span text:style-name="T46"><text:tab/></text:span></text:p>
          <text:p><text:span text:style-name="T46">(c1)</text:span><text:span text:style-name="T46"><text:tab/></text:span><text:span text:style-name="T54">Tant que (Pierre2=VRAI ET tour=2) faire</text:span></text:p>
          <text:p><text:span text:style-name="T54"><text:tab/></text:span><text:span text:style-name="T54">Début</text:span></text:p>
          <text:p><text:span text:style-name="T53"><text:tab/></text:span><text:span text:style-name="T53"> <text:s text:c="3"/></text:span><text:span text:style-name="T55">/</text:span><text:span text:style-name="T56">*Péruvien enlève sa pierre et fais la sieste*</text:span><text:span text:style-name="T55">/</text:span></text:p>
          <text:p><text:span text:style-name="T55"><text:tab/></text:span><text:span text:style-name="T55">Fin</text:span></text:p>
          <text:p><text:span text:style-name="T49"><text:tab/></text:span><text:span text:style-name="T49">&lt;SC&gt;</text:span></text:p>
          <text:p><text:span text:style-name="T49"><text:tab/></text:span><text:span text:style-name="T49"> <text:s text:c="3"/></text:span><text:span text:style-name="T49">/</text:span><text:span text:style-name="T50">*Péruvien passe*</text:span><text:span text:style-name="T44">/</text:span></text:p>
          <text:p><text:span text:style-name="T44"><text:tab/></text:span><text:span text:style-name="T44">&lt;/SC&gt;</text:span></text:p>
          <text:p><text:span text:style-name="T44"><text:tab/></text:span><text:span text:style-name="T44">/</text:span><text:span text:style-name="T50">*</text:span><text:span text:style-name="T51">Péruvien retourne au panier et enlève sa pierre</text:span><text:span text:style-name="T50">*</text:span><text:span text:style-name="T44">/</text:span></text:p>
          <text:p><text:span text:style-name="T46">(d1)</text:span><text:span text:style-name="T44"><text:tab/></text:span><text:span text:style-name="T44">Pierre1=FAUX ;</text:span></text:p>
          <text:p><text:span text:style-name="T44"><text:tab/></text:span><text:span text:style-name="T44">/</text:span><text:span text:style-name="T50">*Péruvien repart*</text:span><text:span text:style-name="T44">/</text:span></text:p>
          <text:p><text:span text:style-name="T44"><text:s text:c="4"/></text:span><text:span text:style-name="T44">Fin</text:span></text:p>
          <text:p><text:span text:style-name="T44">Fin</text:span></text:p>
        </draw:text-box>
      </draw:frame>
      <draw:frame text:anchor-type="page" text:anchor-page-number="5" draw:z-index="13" draw:name="Forme2" draw:style-name="gr8" draw:text-style-name="P103" svg:width="8.203cm" svg:height="8.116cm" svg:x="11.451cm" svg:y="5.256cm">
        <draw:text-box>
          <text:p><text:span text:style-name="T43">Processus Bolivien</text:span></text:p>
          <text:p><text:span text:style-name="T43">Début</text:span></text:p>
          <text:p><text:span text:style-name="T44"><text:s text:c="4"/></text:span><text:span text:style-name="T44">Tant que VRAI faire</text:span></text:p>
          <text:p><text:span text:style-name="T44"><text:s text:c="4"/></text:span><text:span text:style-name="T43">Début</text:span></text:p>
          <text:p><text:span text:style-name="T43"><text:tab/></text:span><text:span text:style-name="T43">/</text:span><text:span text:style-name="T45">*Bolivien arrête train et met sa pierre*</text:span><text:span text:style-name="T43">/</text:span></text:p>
          <text:p><text:span text:style-name="T52">(a2)</text:span><text:span text:style-name="T52"><text:tab/></text:span><text:span text:style-name="T43">Pierre2=VRAI ;</text:span></text:p>
          <text:p><text:span text:style-name="T43"><text:tab/></text:span><text:span text:style-name="T43">/*Bolivien donne le tour à Péruvien*/</text:span></text:p>
          <text:p><text:span text:style-name="T52">(b2)</text:span><text:span text:style-name="T52"><text:tab/></text:span><text:span text:style-name="T53">tour=1 ;</text:span></text:p>
          <text:p><text:span text:style-name="T52">(c2)</text:span><text:span text:style-name="T53"><text:tab/></text:span><text:span text:style-name="T53">Tant que (Pierre1=VRAI ET tour=1) faire</text:span></text:p>
          <text:p><text:span text:style-name="T53"><text:tab/></text:span><text:span text:style-name="T53">Début</text:span></text:p>
          <text:p><text:span text:style-name="T53"><text:tab/></text:span><text:span text:style-name="T53"> <text:s text:c="3"/></text:span><text:span text:style-name="T55">/</text:span><text:span text:style-name="T56">*Bolivien enlève sa pierre et fais la sieste*</text:span><text:span text:style-name="T55">/</text:span></text:p>
          <text:p><text:span text:style-name="T53"><text:tab/></text:span><text:span text:style-name="T53">Fin</text:span></text:p>
          <text:p><text:span text:style-name="T49"><text:tab/></text:span><text:span text:style-name="T49">&lt;SC&gt;</text:span></text:p>
          <text:p><text:span text:style-name="T49"><text:tab/></text:span><text:span text:style-name="T49"> <text:s text:c="3"/></text:span><text:span text:style-name="T49">/</text:span><text:span text:style-name="T50">*Bolivien passe*</text:span><text:span text:style-name="T44">/</text:span></text:p>
          <text:p><text:span text:style-name="T44"><text:tab/></text:span><text:span text:style-name="T44">&lt;/SC&gt;</text:span></text:p>
          <text:p><text:span text:style-name="T44"><text:tab/></text:span><text:span text:style-name="T44">/</text:span><text:span text:style-name="T50">*Bolivien</text:span><text:span text:style-name="T51"> retourne au panier et enlève sa pierre</text:span><text:span text:style-name="T50">*</text:span><text:span text:style-name="T44">/</text:span></text:p>
          <text:p><text:span text:style-name="T46">(d2)</text:span><text:span text:style-name="T44"><text:tab/></text:span><text:span text:style-name="T44">Pierre2=FAUX ;</text:span></text:p>
          <text:p><text:span text:style-name="T44"><text:tab/></text:span><text:span text:style-name="T44">/</text:span><text:span text:style-name="T50">*Bolivien repart*</text:span><text:span text:style-name="T44">/</text:span></text:p>
          <text:p><text:span text:style-name="T44"><text:s text:c="4"/></text:span><text:span text:style-name="T44">Fin</text:span></text:p>
          <text:p><text:span text:style-name="T44">Fin</text:span></text:p>
        </draw:text-box>
      </draw:frame>
      <draw:custom-shape text:anchor-type="page" text:anchor-page-number="5" draw:z-index="14" draw:name="Forme1" draw:style-name="gr13" draw:text-style-name="P102" svg:width="8.6cm" svg:height="8.474cm" svg:x="11.261cm" svg:y="5.114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3" draw:z-index="15" draw:name="Forme1" draw:style-name="gr10" draw:text-style-name="P102" svg:width="8.6cm" svg:height="8.917cm" svg:x="1.409cm" svg:y="17.339cm">
        <text:p/>
        <draw:enhanced-geometry svg:viewBox="0 0 21600 21600" draw:type="rectangle" draw:enhanced-path="M 0 0 L 21600 0 21600 21600 0 21600 0 0 Z N"/>
      </draw:custom-shape>
      <text:p text:style-name="P83">Cheminots 1 :</text:p>
      <text:p text:style-name="P80"/>
      <text:p text:style-name="P80">Pierre=FAUX ;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">Propriété 1 :</text:p>
      <text:p text:style-name="P75"/>
      <text:p text:style-name="P75">Pierre : FAUX<text:tab/></text:p>
      <text:p text:style-name="P75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9">Péruvien</text:p>
          </table:table-cell>
          <table:table-cell table:style-name="Tableau1.A1" office:value-type="string">
            <text:p text:style-name="P99">Bolivien</text:p>
          </table:table-cell>
          <table:table-cell table:style-name="Tableau1.C1" office:value-type="string">
            <text:p text:style-name="P99">Pierre</text:p>
          </table:table-cell>
        </table:table-row>
        <table:table-row>
          <table:table-cell table:style-name="Tableau1.A2" office:value-type="string">
            <text:p text:style-name="P99">(a1)</text:p>
          </table:table-cell>
          <table:table-cell table:style-name="Tableau1.A2" office:value-type="string">
            <text:p text:style-name="P98"/>
          </table:table-cell>
          <table:table-cell table:style-name="Tableau1.C2" office:value-type="string">
            <text:p text:style-name="P98"/>
          </table:table-cell>
        </table:table-row>
        <table:table-row>
          <table:table-cell table:style-name="Tableau1.A2" office:value-type="string">
            <text:p text:style-name="P98"/>
          </table:table-cell>
          <table:table-cell table:style-name="Tableau1.A2" office:value-type="string">
            <text:p text:style-name="P99">(a2)</text:p>
          </table:table-cell>
          <table:table-cell table:style-name="Tableau1.C2" office:value-type="string">
            <text:p text:style-name="P98"/>
          </table:table-cell>
        </table:table-row>
        <table:table-row>
          <table:table-cell table:style-name="Tableau1.A2" office:value-type="string">
            <text:p text:style-name="P99">(b1)</text:p>
          </table:table-cell>
          <table:table-cell table:style-name="Tableau1.A2" office:value-type="string">
            <text:p text:style-name="P98"/>
          </table:table-cell>
          <table:table-cell table:style-name="Tableau1.C2" office:value-type="string">
            <text:p text:style-name="P100">TRUE</text:p>
          </table:table-cell>
        </table:table-row>
        <table:table-row>
          <table:table-cell table:style-name="Tableau1.A2" office:value-type="string">
            <text:p text:style-name="P98"/>
          </table:table-cell>
          <table:table-cell table:style-name="Tableau1.A2" office:value-type="string">
            <text:p text:style-name="P99">(b2)</text:p>
          </table:table-cell>
          <table:table-cell table:style-name="Tableau1.C2" office:value-type="string">
            <text:p text:style-name="P100">TRUE</text:p>
          </table:table-cell>
        </table:table-row>
        <table:table-row>
          <table:table-cell table:style-name="Tableau1.A2" office:value-type="string">
            <text:p text:style-name="P99">&lt;SC<text:span text:style-name="T1">&gt;</text:span></text:p>
          </table:table-cell>
          <table:table-cell table:style-name="Tableau1.A2" office:value-type="string">
            <text:p text:style-name="P98"/>
          </table:table-cell>
          <table:table-cell table:style-name="Tableau1.C2" office:value-type="string">
            <text:p text:style-name="P98"/>
          </table:table-cell>
        </table:table-row>
        <table:table-row>
          <table:table-cell table:style-name="Tableau1.A2" office:value-type="string">
            <text:p text:style-name="P98"/>
          </table:table-cell>
          <table:table-cell table:style-name="Tableau1.A2" office:value-type="string">
            <text:p text:style-name="P101">&lt;SC&gt;</text:p>
          </table:table-cell>
          <table:table-cell table:style-name="Tableau1.C2" office:value-type="string">
            <text:p text:style-name="P98"/>
          </table:table-cell>
        </table:table-row>
      </table:table>
      <text:p text:style-name="P43">P<text:span text:style-name="T18">P1 NON VÉRIFIÉE</text:span></text:p>
      <text:p text:style-name="P75"/>
      <text:p text:style-name="P9">Propriété <text:span text:style-name="T1">2</text:span> :</text:p>
      <text:p text:style-name="P9"/>
      <text:p text:style-name="P61">Si Péruvien demande la &lt;SC&gt; et est le seul à la demander, il peut y entrer car Pierre=FAUX : il n’y a donc pas d’attente. </text:p>
      <text:p text:style-name="P61">Idem pour Bolivien.</text:p>
      <text:p text:style-name="P69"><text:span text:style-name="T36">P</text:span><text:span text:style-name="T37">P2 VÉRIFIÉE</text:span></text:p>
      <text:p text:style-name="P69"><text:span text:style-name="T38"/></text:p>
      <text:p text:style-name="P69"><text:span text:style-name="T21">Propriété 3 :</text:span></text:p>
      <text:p text:style-name="P62"/>
      <text:p text:style-name="P62"><text:span text:style-name="T4">Supposons</text:span> Péruvien en &lt;SC&gt; et Bolivien en attente :</text:p>
      <text:p text:style-name="P62">=&gt;Pierre=VRAI</text:p>
      <text:p text:style-name="P62">Péruvien sort de &lt;SC&gt; et éxécute son protocole de sortie : Pierre=FAUX. Bolivien peut maintenant, <text:s/>sortir de son attente active en (a2).</text:p>
      <text:p text:style-name="P44">P<text:span text:style-name="T18">P3 VÉRIFIÉE</text:span></text:p>
      <text:p text:style-name="P62"/>
      <text:p text:style-name="P2"/>
      <text:p text:style-name="P94"><text:span text:style-name="T4">Interblocage</text:span> :</text:p>
      <text:p text:style-name="P1"/>
      <text:p text:style-name="P50">Pierre est initialisé à FAUX, et est affecté à FAUX lors du protocole de sortie des deux processus : il ne peut jamais être VRAI lorsque les deux processus avancent dans leur instruction (a1) et (a2).</text:p>
      <text:p text:style-name="P47">PAS D’INTERBLOCAGE</text:p>
      <text:p text:style-name="P50"/>
      <text:p text:style-name="P59">Equité :</text:p>
      <text:p text:style-name="P50"/>
      <text:p text:style-name="P66">S<text:span text:style-name="T4">upposons </text:span>Péruvien en &lt;SC&gt; et Bolivien en attente :</text:p>
      <text:p text:style-name="P66">=&gt;Pierre=VRAI</text:p>
      <text:p text:style-name="P54">Péruvien sort de &lt;SC&gt; et éxécute son protocole de sortie : Pierre=FAUX. </text:p>
      <text:p text:style-name="P50">Péruvien passe en protocole d’entrée puis redemande la &lt;SC&gt; : Il l’obtient.</text:p>
      <text:p text:style-name="P47">NON EQUITABLE</text:p>
      <text:p text:style-name="P47"/>
      <text:p text:style-name="P91">Dans ce premier cas, la propriété 1 n’est pas respecté ; si les deux processus peuvent entrer en section critique simultanément, les deux trains peuvent entrer en collision… Il n’y a pas de priorité donné à qui que ce soit, c’est pour cela qu’il y a un accident.</text:p>
      <text:p text:style-name="P50"/>
      <text:p text:style-name="P85"><text:span text:style-name="T3">Cheminots </text:span><text:span text:style-name="T2">2 :</text:span></text:p>
      <text:p text:style-name="P84"/>
      <text:p text:style-name="P32">Pierre=FAUX ;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Propriété 1 :</text:p>
      <text:p text:style-name="P88"/>
      <text:p text:style-name="P89">Supposons Péruvien et Bolivien en &lt;SC&gt;</text:p>
      <text:p text:style-name="P42">• Péruvien en &lt;SC&gt; =&gt; Pierre=VRAI</text:p>
      <text:p text:style-name="P42">• Bolivien en &lt;SC&gt; =&gt; Pierre=FAUX</text:p>
      <text:p text:style-name="P86"><text:span text:style-name="T5">CONTRADICTION, PP1 VÉRIFIÉ</text:span><text:span text:style-name="T7">E</text:span></text:p>
      <text:p text:style-name="P78"><text:span text:style-name="T19"/></text:p>
      <text:p text:style-name="P78"><text:span text:style-name="T19">Propriété </text:span><text:span text:style-name="T20">2</text:span><text:span text:style-name="T19"> :</text:span></text:p>
      <text:p text:style-name="P67"/>
      <text:p text:style-name="P68"><text:span text:style-name="T18">Après initialisation, s</text:span>i <text:span text:style-name="T18">Bolivien</text:span> demande la &lt;SC&gt; et est le seul à la demander, il peut y entrer car Pierre=FAUX : il n’y a donc pas d’attente. </text:p>
      <text:p text:style-name="P40">En revanche, si Péruvien demande la &lt;SC&gt; et est le seul à la demander, il ne peut pas y entrer. Il est obligé d’attendre que Péruvien mette Pierre à VRAI.</text:p>
      <text:p text:style-name="P71"><text:span text:style-name="T17">PP2 NON VÉRIFIÉE</text:span></text:p>
      <text:p text:style-name="P96"><text:span text:style-name="T30">Propriété </text:span><text:span text:style-name="T31">3</text:span><text:span text:style-name="T30"> :</text:span></text:p>
      <text:p text:style-name="P21"/>
      <text:p text:style-name="P67"><text:span text:style-name="T4">Supposons</text:span> Péruvien en &lt;SC&gt; et Bolivien en attente :</text:p>
      <text:p text:style-name="P67">=&gt; Pierre=VRAI</text:p>
      <text:p text:style-name="P18">Péruvien sort de &lt;SC&gt; et éxécute son protocole de sortie : Pierre=FAUX. Bolivien peut maintenant sortir de son attente active en (a2).</text:p>
      <text:p text:style-name="P14">PP3 VÉRIFIÉE</text:p>
      <text:p text:style-name="P18"/>
      <text:p text:style-name="P5"><text:span text:style-name="T4">Interblocage</text:span> :</text:p>
      <text:p text:style-name="P5"/>
      <text:p text:style-name="P51"><text:span text:style-name="T22">La variable </text:span>Pierre est <text:span text:style-name="T22">booléenne, elle ne peut prendre que VRAI ou FAUX :</text:span></text:p>
      <text:p text:style-name="P51">- <text:span text:style-name="T22">Si Pierre=VRAI alors Péruvien passe.</text:span></text:p>
      <text:p text:style-name="P51">- <text:span text:style-name="T22">Si Pierre=FAUX alors Bolivien passe.</text:span></text:p>
      <text:p text:style-name="P43">PAS D’INTERBLOCAGE</text:p>
      <text:p text:style-name="P52"/>
      <text:p text:style-name="P60">Equité :</text:p>
      <text:p text:style-name="P52"/>
      <text:p text:style-name="P68">S<text:span text:style-name="T4">upposons </text:span>Péruvien en &lt;SC&gt; et Bolivien en attente :</text:p>
      <text:p text:style-name="P68">=&gt;Pierre=VRAI</text:p>
      <text:p text:style-name="P55">Péruvien sort de &lt;SC&gt; et éxécute son protocole de sortie : Pierre=FAUX. </text:p>
      <text:p text:style-name="P52">Péruvien passe en protocole d’entrée puis redemande la &lt;SC&gt; : Il <text:span text:style-name="T22">ne l’</text:span>obtient <text:span text:style-name="T22">pas, Bolivien entre en &lt;SC&gt;</text:span>.</text:p>
      <text:p text:style-name="P23"><text:span text:style-name="T8">É</text:span><text:span text:style-name="T5">QUITABLE</text:span></text:p>
      <text:p text:style-name="P23"><text:span text:style-name="T5"/></text:p>
      <text:p text:style-name="P92"><text:span text:style-name="T5">Dans ce </text:span><text:span text:style-name="T13">deuxième</text:span><text:span text:style-name="T5"> cas, la propriété </text:span><text:span text:style-name="T13">2</text:span><text:span text:style-name="T5"> n’est pas respecté ; </text:span><text:span text:style-name="T13">si un processus est prêt à entrer en section critique, il ne peut pas y acceder sans attendre l’autre. Dans la situation des cheminots, c’est pour cette raison </text:span><text:span text:style-name="T5"><text:s/></text:span><text:span text:style-name="T13">qu’il n’y a pas autant de trains qu’avant..</text:span><text:span text:style-name="T5"> </text:span><text:span text:style-name="T13">La condition d’attente est trop contraignante</text:span><text:span text:style-name="T5">, </text:span><text:span text:style-name="T13">il faut la modifier si on veut obtenir un acces à la sectionc ritique plus facile</text:span><text:span text:style-name="T5">.</text:span></text:p>
      <text:p text:style-name="P23"><text:span text:style-name="T5"/></text:p>
      <text:p text:style-name="P82"><text:span text:style-name="T16">Cheminots</text:span><text:span text:style-name="T14"> </text:span><text:span text:style-name="T15">3</text:span></text:p>
      <text:p text:style-name="P81"/>
      <text:p text:style-name="P31"><text:span text:style-name="T8">P</text:span><text:span text:style-name="T5">ierre1=FAUX, Pierre2=FAUX ;</text:span></text:p>
      <text:p text:style-name="P31"/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72"/>
      <text:p text:style-name="P72"/>
      <text:p text:style-name="P72"/>
      <text:p text:style-name="P72"/>
      <text:p text:style-name="P72"/>
      <text:p text:style-name="P6"/>
      <text:p text:style-name="P97">Propriété 1 :</text:p>
      <text:p text:style-name="P73"/>
      <text:p text:style-name="P76">Supposons Péruvien en &lt;SC&gt; :</text:p>
      <text:p text:style-name="P76">=&gt;Pierre1=VRAI</text:p>
      <text:p text:style-name="P76">=&gt;Pierre2=FAUX</text:p>
      <text:p text:style-name="P76">Supposons Bolivien en &lt;SC&gt; :</text:p>
      <text:p text:style-name="P76">=&gt;Pierre2=VRAI</text:p>
      <text:p text:style-name="P76">=&gt;Pierre1=FAUX</text:p>
      <text:p text:style-name="P90"><text:span text:style-name="T33">CONTRADICTION, </text:span><text:span text:style-name="T34">PP1 VÉRIFIÉ</text:span><text:span text:style-name="T32">E</text:span></text:p>
      <text:p text:style-name="P90"><text:span text:style-name="T32"/></text:p>
      <text:p text:style-name="P90"><text:span text:style-name="T21">Propriété </text:span><text:span text:style-name="T19">2</text:span><text:span text:style-name="T21"> :</text:span></text:p>
      <text:p text:style-name="P63"/>
      <text:p text:style-name="P63"><text:span text:style-name="T18">Après initialisation, s</text:span>i <text:span text:style-name="T23">Péruvien</text:span> demande la &lt;SC&gt; et est le seul à la demander, il peut y entrer car Pierre<text:span text:style-name="T24">2</text:span>=FAUX : il n’y a donc pas d’attente. </text:p>
      <text:p text:style-name="P38">De même si Bolivien demande la &lt;SC&gt; et est le seul à demander, il y entre : <text:span text:style-name="T1">Pierre1=FAUX.</text:span></text:p>
      <text:p text:style-name="P41">PP2 VÉRIFIÉE</text:p>
      <text:p text:style-name="P37"/>
      <text:p text:style-name="P34"><text:span text:style-name="T5">Propriété </text:span><text:span text:style-name="T6">3</text:span><text:span text:style-name="T5"> :</text:span></text:p>
      <text:p text:style-name="P19"/>
      <text:p text:style-name="P63"><text:span text:style-name="T4">Supposons</text:span> Péruvien en &lt;SC&gt; et Bolivien en attente :</text:p>
      <text:p text:style-name="P63">=&gt; Pierre<text:span text:style-name="T24">1</text:span>=VRAI</text:p>
      <text:p text:style-name="P64">=&gt; Pierre<text:span text:style-name="T24">2</text:span>=<text:span text:style-name="T24">FAUX</text:span></text:p>
      <text:p text:style-name="P16">Péruvien sort de &lt;SC&gt; et éxécute son protocole de sortie : Pierre<text:span text:style-name="T25">1</text:span>=FAUX. Bolivien <text:span text:style-name="T39">peut maintenant </text:span>sort<text:span text:style-name="T39">ir</text:span> de son attente active en (<text:span text:style-name="T39">b</text:span>2) <text:span text:style-name="T39">et entrer en &lt;SC&gt;</text:span>.</text:p>
      <text:p text:style-name="P13">PP3 VÉRIFIÉE</text:p>
      <text:p text:style-name="P16"/>
      <text:p text:style-name="P3"><text:span text:style-name="T4">Interblocage</text:span> :</text:p>
      <text:p text:style-name="P3"/>
      <text:p text:style-name="P48"><text:span text:style-name="T26">Les variables Pierre1 et Pierre2 sont</text:span> <text:span text:style-name="T22">booléennes, elle ne peuvent prendre comme valeur que VRAI ou FAUX. Le changement de valeur qui permet de sortir de la condition d’attente se trouve dans le processus opposé à celui qui attend : dès lors que l’un des deux processus change la valeur pour l’autre il débloque ce dernier et l’envoie en &lt;SC&gt;.</text:span></text:p>
      <text:p text:style-name="P45">PAS D’INTERBLOCAGE</text:p>
      <text:p text:style-name="P48"/>
      <text:p text:style-name="P57">Equité :</text:p>
      <text:p text:style-name="P48"/>
      <text:p text:style-name="P63">S<text:span text:style-name="T4">upposons </text:span>Péruvien en &lt;SC&gt; et Bolivien en attente :</text:p>
      <text:p text:style-name="P65">=&gt; Pierre<text:span text:style-name="T24">1</text:span>=VRAI</text:p>
      <text:p text:style-name="P65">=&gt; Pierre<text:span text:style-name="T24">2</text:span>=<text:span text:style-name="T24">FAUX</text:span></text:p>
      <text:p text:style-name="P53">Péruvien sort de &lt;SC&gt; et éxécute son protocole de sortie : Pierre<text:span text:style-name="T26">1</text:span>=FAUX. </text:p>
      <text:p text:style-name="P48">Péruvien <text:span text:style-name="T40">re</text:span>passe en protocole d’entrée puis redemande la &lt;SC&gt; : Il <text:span text:style-name="T26">l’obtient, en passant devant le Bolivien.</text:span></text:p>
      <text:p text:style-name="P22"><text:span text:style-name="T10">NON </text:span><text:span text:style-name="T8">É</text:span><text:span text:style-name="T7">QUITABLE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<text:span text:style-name="T28">Cheminots</text:span><text:span text:style-name="T29"> </text:span><text:span text:style-name="T27">4</text:span></text:p>
      <text:p text:style-name="P24"><text:span text:style-name="T27"/></text:p>
      <text:p text:style-name="P26"><text:span text:style-name="T5">La solution au problème consiste à implementer l’algorithme de Peterson pour les cheminots :</text:span></text:p>
      <text:p text:style-name="P26"><text:span text:style-name="T5"/></text:p>
      <text:p text:style-name="P27"><text:span text:style-name="T5">Pierre1=FAUX ; Pierre 2=FAUX ; tour = 1</text:span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7">Propriété 1 :</text:p>
      <text:p text:style-name="P74"/>
      <text:p text:style-name="P77">Supposons Péruvien en &lt;SC&gt; :</text:p>
      <text:p text:style-name="P77">=&gt;Pierre1=VRAI</text:p>
      <text:p text:style-name="P77">=&gt;Pierre2=FAUX</text:p>
      <text:p text:style-name="P87">=&gt;tour<text:span text:style-name="T39">=2</text:span></text:p>
      <text:p text:style-name="P77">Supposons Bolivien en &lt;SC&gt; :</text:p>
      <text:p text:style-name="P77">=&gt;Pierre2=VRAI</text:p>
      <text:p text:style-name="P28"><text:span text:style-name="T5">=&gt;Pierre1=FAUX</text:span></text:p>
      <text:p text:style-name="P29"><text:span text:style-name="T5">=&gt;tour=1</text:span></text:p>
      <text:p text:style-name="P25"><text:span text:style-name="T11">CONTRADICTION, </text:span><text:span text:style-name="T8">PP1 VÉRIFIÉ</text:span><text:span text:style-name="T9">E</text:span></text:p>
      <text:p text:style-name="P30"><text:span text:style-name="T9"/></text:p>
      <text:p text:style-name="P33"><text:span text:style-name="T5">Propriété </text:span><text:span text:style-name="T12">2</text:span><text:span text:style-name="T5"> :</text:span></text:p>
      <text:p text:style-name="P33"><text:span text:style-name="T5"/></text:p>
      <text:p text:style-name="P62"><text:span text:style-name="T18">Après initialisation, s</text:span>i <text:span text:style-name="T23">Péruvien</text:span> demande la &lt;SC&gt; et est le seul à la demander, il peut y entrer car Pierre<text:span text:style-name="T24">2</text:span>=FAUX : il n’y a donc pas d’attente. </text:p>
      <text:p text:style-name="P39">De même si Bolivien demande la &lt;SC&gt; et est le seul à demander, il y entre : <text:span text:style-name="T1">Pierre1=FAUX.</text:span></text:p>
      <text:p text:style-name="P11">PP2 VÉRIFIÉE</text:p>
      <text:p text:style-name="P11"><text:span text:style-name="T5"/></text:p>
      <text:p text:style-name="P35"><text:span text:style-name="T5">Propriété </text:span><text:span text:style-name="T6">3</text:span><text:span text:style-name="T5"> :</text:span></text:p>
      <text:p text:style-name="P20"/>
      <text:p text:style-name="P62"><text:span text:style-name="T4">Supposons</text:span> Péruvien en &lt;SC&gt; et Bolivien en attente :</text:p>
      <text:p text:style-name="P62">=&gt; Pierre<text:span text:style-name="T24">1</text:span>=VRAI</text:p>
      <text:p text:style-name="P62">=&gt; Pierre<text:span text:style-name="T24">2</text:span>=<text:span text:style-name="T24">FAUX</text:span></text:p>
      <text:p text:style-name="P70">=&gt; tour=2</text:p>
      <text:p text:style-name="P17">Péruvien sort de &lt;SC&gt; et éxécute son protocole de sortie : Pierre<text:span text:style-name="T25">1</text:span>=FAUX. Bolivien <text:span text:style-name="T39">peut maintenant </text:span>sort<text:span text:style-name="T39">ir</text:span> de son attente active en (<text:span text:style-name="T39">c</text:span>2) <text:span text:style-name="T39">et entrer en &lt;SC&gt;</text:span></text:p>
      <text:p text:style-name="P12">PP3 VÉRIFIÉE</text:p>
      <text:p text:style-name="P95"><text:span text:style-name="T4">Interblocage</text:span> :</text:p>
      <text:p text:style-name="P4"/>
      <text:p text:style-name="P49"><text:span text:style-name="T26">La variable tour est booléenne : il est impossible pour elle d’avoir deux valeurs ne même temps ; de ce fait, il est impossible d’avoir les deux processus en attente.</text:span></text:p>
      <text:p text:style-name="P46">PAS D’INTERBLOCAGE</text:p>
      <text:p text:style-name="P49"/>
      <text:p text:style-name="P58">Equité :</text:p>
      <text:p text:style-name="P49"/>
      <text:p text:style-name="P56"><text:span text:style-name="T35">La variable tour sert à donner la priorité à un processus. Si c’est le tour du processus 2 alors celui-ci est prioritaire à la section critique si le processus 1 n’y est pas déjà. Un processus peut toutefois s’éxecuter plusieurs fois si l’autre ne souhaite pas acceder à la section critique.</text:span></text:p>
      <text:p text:style-name="P15"><text:span text:style-name="T26">ÉQUITABLE</text:span></text:p>
      <text:p text:style-name="P15"/>
      <text:p text:style-name="P93">Dans ce <text:span text:style-name="T42">dernier</text:span> cas, l’<text:span text:style-name="T42">ensemble des propriétés est respecté : on peut appliquer cet manière de faire à notre problème ; cela devrait régler les problèmes féroviaires dans les An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8:59.544273625</meta:creation-date>
    <meta:generator>LibreOffice/6.0.7.3$Linux_X86_64 LibreOffice_project/00m0$Build-3</meta:generator>
    <dc:date>2019-05-10T18:21:03.636666754</dc:date>
    <meta:editing-duration>PT2H56M36S</meta:editing-duration>
    <meta:editing-cycles>13</meta:editing-cycles>
    <meta:document-statistic meta:table-count="1" meta:image-count="0" meta:object-count="0" meta:page-count="6" meta:paragraph-count="124" meta:word-count="982" meta:character-count="5682" meta:non-whitespace-character-count="4814"/>
  </office:meta>
</office:document-meta>
</file>